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etzt sitzt du hier in meinem Beichtstuhl stumm herum und schweigst mich an<text:tab/><text:span text:style-name="T1">Strophe</text:span></text:p>
      <text:p text:style-name="Standard">keine Fragen, kein Gefühl kanndich irgendwie erreichen </text:p>
      <text:p text:style-name="Standard">und ich frag mich immer wieder, wie ich das ertragen kann</text:p>
      <text:p text:style-name="Standard">Die Maske vor deinem Gesicht gibt vor, du intressierst dich nicht</text:p>
      <text:p text:style-name="Standard">was in mir vorgeht wie du mich bewegst</text:p>
      <text:p text:style-name="Standard">deine Seele ist für immer verhüllt, das kotzt mich an</text:p>
      <text:p text:style-name="Standard"/>
      <text:p text:style-name="Standard">Da war einst ein Moment, du hast gesagt du liebst mich</text:p>
      <text:p text:style-name="Standard">ist dir das jetzt zu gefährlich</text:p>
      <text:p text:style-name="Standard">Es ist schwer mir zu vertrauen, das weiß sogar ich</text:p>
      <text:p text:style-name="Standard">Doch was hab ich dir getan, dass du vor mir wegrennst</text:p>
      <text:p text:style-name="Standard">dass du heimlich und versteckt, meine Briefe verbrennst</text:p>
      <text:p text:style-name="Standard">Deine Maske schweigt mich weiter an, Stich für Stich</text:p>
      <text:p text:style-name="Standard"/>
      <text:p text:style-name="Standard">Du hast mit dem Feuer gespielt, und du hast teuer gespielt<text:tab/><text:tab/><text:tab/><text:tab/><text:span text:style-name="T1">Refrain</text:span></text:p>
      <text:p text:style-name="Standard">Es kann tödlich sein, das Spiel nicht zu kennen</text:p>
      <text:p text:style-name="Standard">Du siehst mich immer noch nicht, der Qualm verdeckt mein Gesicht</text:p>
      <text:p text:style-name="Standard">Ich wollt dich nicht verbrennen, Ich wollt dich nicht verbrennen.</text:p>
      <text:p text:style-name="Standard"/>
      <text:p text:style-name="Standard">Jetzt stehst du hoch auf deinem Bergfried dumm herum und starrst mich an</text:p>
      <text:p text:style-name="Standard">Ab und zu kotzt du hinunter, in meine Richtung</text:p>
      <text:p text:style-name="Standard">Du warst schon immer tödlich verletzt</text:p>
      <text:p text:style-name="Standard">Hast du schon aufgegeben, kapituliert</text:p>
      <text:p text:style-name="Standard">Eigentlich hast du es nie wirklich probiert</text:p>
      <text:p text:style-name="Standard">was du nicht weißt: das hier ist keine Belagerung – nur eine Beziehung</text:p>
      <text:p text:style-name="Standard"/>
      <text:p text:style-name="Standard">Du hast mit dem Feuer gespielt, und du hast teuer gespielt<text:tab/><text:tab/><text:tab/><text:tab/><text:span text:style-name="T1">Refrain, 2x</text:span></text:p>
      <text:p text:style-name="Standard">Es kann tödlich sein, das Spiel nicht zu kennen</text:p>
      <text:p text:style-name="Standard">Du siehst mich immer noch nicht, der Qualm verdeckt mein Gesicht</text:p>
      <text:p text:style-name="Standard">Ich wollt dich nicht verbrennen</text:p>
      <text:p text:style-name="Standard">Du hast mit dem Feuer gespielt, und du hast teuer gespielt</text:p>
      <text:p text:style-name="Standard">Es kann tödlich sein, das Spiel nicht zu kennen</text:p>
      <text:p text:style-name="Standard">Du siehst mich immer noch nicht, der Qualm verdeckt mein Gesicht</text:p>
      <text:p text:style-name="Standard">Ich wollt dich nicht verbrennen, Ich wollt dich nicht verbrennen.</text:p>
      <text:p text:style-name="Standard"/>
      <text:p text:style-name="Standard">Es ist noch nicht zu spät<text:tab/><text:tab/><text:tab/><text:tab/><text:tab/><text:tab/><text:tab/><text:tab/><text:span text:style-name="T1">Mittelteil</text:span></text:p>
      <text:p text:style-name="Standard">wenn du nur akzeptierst dass du lebst</text:p>
      <text:p text:style-name="Standard">wenn dich eins deiner Gefühle verrät und dich von deinem </text:p>
      <text:p text:style-name="Standard">hohen Turm in meine Arme schubst</text:p>
      <text:p text:style-name="Standard">ich bin nicht dein Gegner dein Feind</text:p>
      <text:p text:style-name="Standard">ich bin nur mit Öl übergossen</text:p>
      <text:p text:style-name="Standard">wenn du mich nicht erträgst</text:p>
      <text:p text:style-name="Standard">dann lasse dich frei</text:p>
      <text:p text:style-name="Standard"/>
      <text:p text:style-name="P1">Breakdown *___*</text:p>
      <text:p text:style-name="P1">Refrain</text:p>
      <text:p text:style-name="P1"/>
      <text:p text:style-name="P2">Nie würd ich ein Blümchen pflücken<text:tab/><text:tab/><text:tab/><text:span text:style-name="T4">Melodie der Strophe, aber nur ne halbe</text:span></text:p>
      <text:p text:style-name="P2">dafür müsste ich mich bücken</text:p>
      <text:p text:style-name="P2">Du suchst bei mir Sicherheit</text:p>
      <text:p text:style-name="P2">doch ich brenne nur in der Ewigkeit</text:p>
      <text:p text:style-name="P2"/>
      <text:p text:style-name="P1">Breakdow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87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3M4S</meta:editing-duration>
    <meta:editing-cycles>3</meta:editing-cycles>
    <meta:generator>OpenOffice.org/3.3$Win32 OpenOffice.org_project/330m20$Build-9567</meta:generator>
    <dc:date>2013-04-15T11:20:53.13</dc:date>
    <meta:document-statistic meta:table-count="0" meta:image-count="0" meta:object-count="0" meta:page-count="1" meta:paragraph-count="45" meta:word-count="376" meta:character-count="2123"/>
    <meta:user-defined meta:name="Info 1"/>
    <meta:user-defined meta:name="Info 2"/>
    <meta:user-defined meta:name="Info 3"/>
    <meta:user-defined meta:name="Info 4"/>
  </office:meta>
</office:document-meta>
</file>